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115pt"/>
    </style:style>
    <style:style style:name="co2" style:family="table-column">
      <style:table-column-properties fo:break-before="auto" style:column-width="425.3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7.96pt"/>
    </style:style>
    <style:style style:name="co5" style:family="table-column">
      <style:table-column-properties fo:break-before="auto" style:column-width="94.9pt"/>
    </style:style>
    <style:style style:name="co6" style:family="table-column">
      <style:table-column-properties fo:break-before="auto" style:column-width="111.15pt"/>
    </style:style>
    <style:style style:name="co7" style:family="table-column">
      <style:table-column-properties fo:break-before="auto" style:column-width="324.96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40.25pt" fo:break-before="auto" style:use-optimal-row-height="false"/>
    </style:style>
    <style:style style:name="ro3" style:family="table-row">
      <style:table-row-properties style:row-height="130.56pt" fo:break-before="auto" style:use-optimal-row-height="false"/>
    </style:style>
    <style:style style:name="ro4" style:family="table-row">
      <style:table-row-properties style:row-height="28.35pt" fo:break-before="auto" style:use-optimal-row-height="true"/>
    </style:style>
    <style:style style:name="ro5" style:family="table-row">
      <style:table-row-properties style:row-height="55.19pt" fo:break-before="auto" style:use-optimal-row-height="true"/>
    </style:style>
    <style:style style:name="ro6" style:family="table-row">
      <style:table-row-properties style:row-height="41.75pt" fo:break-before="auto" style:use-optimal-row-height="true"/>
    </style:style>
    <style:style style:name="ro7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automatic"/>
      <style:paragraph-properties fo:text-align="center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 style:vertical-align="automatic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style:text-align-source="value-type" style:repeat-content="false" fo:wrap-option="wrap"/>
      <style:paragraph-properties fo:margin-left="0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</office:automatic-styles>
  <office:body>
    <office:spreadsheet>
      <table:table table:name="Use Case Diagram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number-columns-repeated="1020" table:default-cell-style-name="ce5"/>
        <table:table-row table:style-name="ro1">
          <table:table-cell table:style-name="ce1" office:value-type="string" calcext:value-type="string" table:number-columns-spanned="2" table:number-rows-spanned="1">
            <text:p>Use Case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Login (UC1)</text:p>
          </table:table-cell>
          <table:table-cell table:style-name="ce6" office:value-type="string" calcext:value-type="string">
            <text:p>The Hosts, Admin and the User ( Participants as well as casual voters) can access the main page and login through the first page of the website. 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 table:number-columns-spanned="2" table:number-rows-spanned="1">
            <text:p>Since there is <text:s/>a clear distinction between the hosts and the users, we need to define the use cases associated with both the actors separately and in a certain order. The users are divided into 2 main criteras (Participants i.e. the photographers and the voters or people interested in this contest.). The host can put up a contest and then decide the intricate details of the contest like awards, judging criteria and other details. Since chronologically, the first event that should occur in the system is a contest being prepared by the host. The contest will be live at once and open to participation for all photographers</text:p>
          </table:table-cell>
          <table:covered-table-cell/>
          <table:table-cell table:number-columns-repeated="1022"/>
        </table:table-row>
        <table:table-row table:style-name="ro4">
          <table:table-cell table:style-name="ce2" office:value-type="string" calcext:value-type="string">
            <text:p>Host_Contest(UC2)</text:p>
          </table:table-cell>
          <table:table-cell table:style-name="ce6" office:value-type="string" calcext:value-type="string">
            <text:p>Modify contest details, elaborate the theme and deliverables, the judging criteria, the reward system, adult filter system.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Post(UC3)</text:p>
          </table:table-cell>
          <table:table-cell office:value-type="string" calcext:value-type="string">
            <text:p>The User is allowed to participate, post the photos, add descriptions, captions, in any open contest. He/she would also be required to post in necessary details like theme, background, technique, device used and othe photographic details.. He/she would also have to provide an undertaking about the authenticity of the photograph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post(UC4)</text:p>
          </table:table-cell>
          <table:table-cell office:value-type="string" calcext:value-type="string">
            <text:p>The User is allowed to unpost his photos or remove the photo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te(UC5)</text:p>
          </table:table-cell>
          <table:table-cell office:value-type="string" calcext:value-type="string">
            <text:p>The User can upvote any photograph from any contest.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 table:number-columns-spanned="2" table:number-rows-spanned="1">
            <text:p>The System contains a database link through which the Hosts, Admin and Users can register themselves, create a profile and also make changes to it. The Profile would contain details about the User/Host, i.e. photographer, art enthusiast, company representative, senior official/employee… Brief background is an optional detail. A portfolio website link for showcase can be provided.</text:p>
          </table:table-cell>
          <table:covered-table-cell/>
          <table:table-cell table:number-columns-repeated="1022"/>
        </table:table-row>
        <table:table-row table:style-name="ro6">
          <table:table-cell table:style-name="ce2" office:value-type="string" calcext:value-type="string">
            <text:p>Register(UC6)</text:p>
          </table:table-cell>
          <table:table-cell office:value-type="string" calcext:value-type="string">
            <text:p>The Hosts,User and Admin can register themselves on the system (Web-site) by filling in a form <text:s/>and verifying their details. This form generates a profile page for the Host/User. </text:p>
          </table:table-cell>
          <table:table-cell office:value-type="string" calcext:value-type="string">
            <text:p>extends </text:p>
          </table:table-cell>
          <table:table-cell office:value-type="string" calcext:value-type="string">
            <text:p>User_reg, Host_reg,Admin_reg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User_reg(UC7)</text:p>
          </table:table-cell>
          <table:table-cell office:value-type="string" calcext:value-type="string">
            <text:p>An extension of UC6, the user has a different registration method and links to a different profile setup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Host_reg(UC8)</text:p>
          </table:table-cell>
          <table:table-cell office:value-type="string" calcext:value-type="string">
            <text:p>An extension of UC6, the competition host has a different registration method and links to a different profile setup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Admin_reg(UC9)</text:p>
          </table:table-cell>
          <table:table-cell office:value-type="string" calcext:value-type="string">
            <text:p>An extension of UC6, the Administrator has a different registration method and links to a different profile setup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iew_Profile(UC10)</text:p>
          </table:table-cell>
          <table:table-cell office:value-type="string" calcext:value-type="string">
            <text:p>Any Host, User and Admin can view any profile(including their own) whenever they want using this function. 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odify_Profile(UC11)</text:p>
          </table:table-cell>
          <table:table-cell office:value-type="string" calcext:value-type="string">
            <text:p>The Hosts , Users and Admins can update, modify and input their profile details on the system database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elete_Profile(UC12)</text:p>
          </table:table-cell>
          <table:table-cell office:value-type="string" calcext:value-type="string">
            <text:p>The Hosts and Users are allowed to delete their profiles and remove unregister themselves from the system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cenarios regarding contest viewing</text:p>
          </table:table-cell>
          <table:covered-table-cell/>
          <table:table-cell table:number-columns-repeated="1022"/>
        </table:table-row>
        <table:table-row table:style-name="ro4">
          <table:table-cell table:style-name="ce2" office:value-type="string" calcext:value-type="string">
            <text:p>View_Contest(UC13)</text:p>
          </table:table-cell>
          <table:table-cell table:style-name="ce7" office:value-type="string" calcext:value-type="string">
            <text:p>Any Host, User, Admin can view any contest being held at that point of time. They can view it according to the following filters: Deadlines, Recommendations, Newest first. <text:s/>Etc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iew_contest(UC14) </text:p>
          </table:table-cell>
          <table:table-cell office:value-type="string" calcext:value-type="string">
            <text:p>The Host can review the contest contents/entries for later reference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elete_Contest(UC15)</text:p>
          </table:table-cell>
          <table:table-cell office:value-type="string" calcext:value-type="string">
            <text:p>The Host or Admin is allowed to delete the contest when they feel like it. </text:p>
          </table:table-cell>
          <table:table-cell office:value-type="string" calcext:value-type="string">
            <text:p>extends</text:p>
          </table:table-cell>
          <table:table-cell office:value-type="string" calcext:value-type="string">
            <text:p>Host_delete, Admin delete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Host_delete(UC16)</text:p>
          </table:table-cell>
          <table:table-cell office:value-type="string" calcext:value-type="string">
            <text:p>An extension of UC15, the host can delete a competition after giving a prior review and reason to the Users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Admin_delete(UC17)</text:p>
          </table:table-cell>
          <table:table-cell office:value-type="string" calcext:value-type="string">
            <text:p>An extension of UC15, the host can delete a competition without giving a prior review and reason to the User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Moderating Scenarios:</text:p>
          </table:table-cell>
          <table:covered-table-cell/>
          <table:table-cell table:number-columns-repeated="1022"/>
        </table:table-row>
        <table:table-row table:style-name="ro4">
          <table:table-cell table:style-name="ce2" office:value-type="string" calcext:value-type="string">
            <text:p>Remove_User(UC18)</text:p>
          </table:table-cell>
          <table:table-cell office:value-type="string" calcext:value-type="string">
            <text:p>Remove_User. This functionality can be used by the Host and the Admin to remove any user from the hosted contest. </text:p>
          </table:table-cell>
          <table:table-cell office:value-type="string" calcext:value-type="string">
            <text:p><text:s/>extends </text:p>
          </table:table-cell>
          <table:table-cell table:style-name="ce2" office:value-type="string" calcext:value-type="string">
            <text:p>Host_remove, Admin_remove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Host_Remove(UC19)</text:p>
          </table:table-cell>
          <table:table-cell office:value-type="string" calcext:value-type="string">
            <text:p>An extension of UC18, the Host is allowed to remove a user from accessing/participating in the competition.</text:p>
          </table:table-cell>
          <table:table-cell/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Admin_remove(UC20)</text:p>
          </table:table-cell>
          <table:table-cell office:value-type="string" calcext:value-type="string">
            <text:p>An extension of UC18, the Admin is allowed to remove a user from accessing/participating in any competition.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Delete_User(UC21)</text:p>
          </table:table-cell>
          <table:table-cell office:value-type="string" calcext:value-type="string">
            <text:p>The Admin is allowed to remove any user from the system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_User(UC22) </text:p>
          </table:table-cell>
          <table:table-cell office:value-type="string" calcext:value-type="string">
            <text:p>The Admin is allowed to block a user from accessing the system for a certain period of time.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Version 2 use cases:</text:p>
          </table:table-cell>
          <table:covered-table-cell/>
          <table:table-cell table:number-columns-repeated="1022"/>
        </table:table-row>
        <table:table-row table:style-name="ro7" table:number-rows-repeated="104854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unctional Requirements" table:style-name="ta1">
        <table:table-column table:style-name="co5" table:default-cell-style-name="ce8"/>
        <table:table-column table:style-name="co6" table:default-cell-style-name="ce9"/>
        <table:table-column table:style-name="co7" table:default-cell-style-name="ce9"/>
        <table:table-column table:style-name="co3" table:number-columns-repeated="1021" table:default-cell-style-name="ce9"/>
        <table:table-row table:style-name="ro1">
          <table:table-cell office:value-type="string" calcext:value-type="string" table:number-columns-spanned="4" table:number-rows-spanned="1">
            <text:p>Functional Requirement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Priority Weights (PW)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mark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EQ1</text:p>
          </table:table-cell>
          <table:table-cell/>
          <table:table-cell office:value-type="string" calcext:value-type="string">
            <text:p>The system should allow the user,hosts and administrator to have a unique username (identity) to login for accessing their respective interface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EQ2</text:p>
          </table:table-cell>
          <table:table-cell/>
          <table:table-cell office:value-type="string" calcext:value-type="string">
            <text:p>The system should allow the administrators and users to modify the user list 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he system should allow the hosts to hold and moderate multiple contests at any given time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The system should allow the host to set the participation details, voting deadlines, judging criteria, theme setup, etc. But this can only be done before the contest is hosted. </text:p>
          </table:table-cell>
          <table:table-cell table:number-columns-repeated="1021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on-functional" table:style-name="ta1">
        <table:table-column table:style-name="co3" table:default-cell-style-name="Default"/>
        <table:table-row table:style-name="ro7">
          <table:table-cell/>
        </table:table-row>
      </table:table>
      <table:table table:name="Appearance" table:style-name="ta1">
        <table:table-column table:style-name="co3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13:52:45.005759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3:52:45.167101439</meta:creation-date>
    <meta:editing-duration>PT13M32S</meta:editing-duration>
    <meta:editing-cycles>3</meta:editing-cycles>
    <meta:generator>LibreOffice/4.4.5.2$Linux_X86_64 LibreOffice_project/40m0$Build-2</meta:generator>
    <dc:date>2015-09-21T15:56:52.128877892</dc:date>
    <meta:document-statistic meta:table-count="4" meta:cell-count="67" meta:object-count="0"/>
  </office:meta>
</office:document-meta>
</file>